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Liberation Serif" fo:font-size="16pt" fo:language="en" fo:country="US" fo:font-weight="bold" officeooo:rsid="000088d3" officeooo:paragraph-rsid="001871a3" style:font-size-asian="16pt" style:font-weight-asian="bold" style:font-size-complex="16pt" style:font-weight-complex="bold" style:script-type="latin"/>
    </style:style>
    <style:style style:name="P2" style:family="paragraph" style:parent-style-name="Standard">
      <style:paragraph-properties fo:text-align="start" style:justify-single-word="false"/>
      <style:text-properties fo:font-size="10pt" fo:language="en" fo:country="US" officeooo:rsid="000088d3" officeooo:paragraph-rsid="00188f31" style:font-size-asian="10pt" style:font-size-complex="10pt" style:script-type="latin"/>
    </style:style>
    <style:style style:name="P3" style:family="paragraph" style:parent-style-name="Standard">
      <style:paragraph-properties fo:text-align="start" style:justify-single-word="false"/>
      <style:text-properties officeooo:rsid="000088d3" officeooo:paragraph-rsid="00188f31"/>
    </style:style>
    <style:style style:name="P4" style:family="paragraph" style:parent-style-name="Standard">
      <style:paragraph-properties fo:text-align="start" style:justify-single-word="false"/>
      <style:text-properties officeooo:paragraph-rsid="00188f31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style:text-line-through-style="none" style:text-line-through-type="none" style:font-name="Liberation Serif" fo:font-size="10pt" fo:language="en" fo:country="US" fo:font-style="normal" style:text-underline-style="none" fo:font-weight="normal" officeooo:rsid="000088d3" officeooo:paragraph-rsid="00188f31" style:text-blinking="false" fo:background-color="transparent" style:font-size-asian="10pt" style:font-size-complex="10pt" style:script-type="latin"/>
    </style:style>
    <style:style style:name="P6" style:family="paragraph" style:parent-style-name="Text_20_body">
      <style:paragraph-properties fo:line-height="100%" fo:text-align="justify" style:justify-single-word="false"/>
      <style:text-properties fo:color="#000000" loext:opacity="100%" fo:font-size="10pt" fo:language="en" fo:country="US" officeooo:rsid="0003f3bf" officeooo:paragraph-rsid="0016ddac" style:font-size-asian="10pt" style:font-size-complex="10pt" style:script-type="latin"/>
    </style:style>
    <style:style style:name="P7" style:family="paragraph" style:parent-style-name="Text_20_body">
      <style:paragraph-properties fo:line-height="100%" fo:text-align="start" style:justify-single-word="false"/>
      <style:text-properties fo:color="#000000" loext:opacity="100%" fo:font-size="10pt" fo:language="en" fo:country="US" officeooo:rsid="0003f3bf" officeooo:paragraph-rsid="00188f31" style:font-size-asian="10pt" style:font-size-complex="10pt" style:script-type="latin"/>
    </style:style>
    <style:style style:name="P8" style:family="paragraph" style:parent-style-name="Text_20_body">
      <style:paragraph-properties fo:line-height="100%" fo:text-align="start" style:justify-single-word="false"/>
      <style:text-properties fo:color="#000000" loext:opacity="100%" fo:font-size="10pt" fo:language="en" fo:country="US" officeooo:rsid="0003f3bf" officeooo:paragraph-rsid="0016ddac" style:font-size-asian="10pt" style:font-size-complex="10pt" style:script-type="latin"/>
    </style:style>
    <style:style style:name="P9" style:family="paragraph" style:parent-style-name="Text_20_body">
      <style:paragraph-properties fo:line-height="100%" fo:text-align="start" style:justify-single-word="false"/>
      <style:text-properties fo:color="#000000" loext:opacity="100%" fo:font-size="10pt" fo:language="en" fo:country="US" officeooo:rsid="0003f3bf" style:font-size-asian="10pt" style:font-size-complex="10pt" style:script-type="latin"/>
    </style:style>
    <style:style style:name="P10" style:family="paragraph" style:parent-style-name="Text_20_body" style:list-style-name="L1">
      <style:paragraph-properties fo:line-height="100%" fo:text-align="start" style:justify-single-word="false"/>
      <style:text-properties fo:color="#000000" loext:opacity="100%" fo:font-size="10pt" fo:language="en" fo:country="US" officeooo:rsid="0003f3bf" style:font-size-asian="10pt" style:font-size-complex="10pt" style:script-type="latin"/>
    </style:style>
    <style:style style:name="P11" style:family="paragraph" style:parent-style-name="Text_20_body" style:list-style-name="L2">
      <style:paragraph-properties fo:line-height="100%" fo:text-align="start" style:justify-single-word="false"/>
      <style:text-properties fo:color="#000000" loext:opacity="100%" fo:font-size="10pt" fo:language="en" fo:country="US" officeooo:rsid="0003f3bf" style:font-size-asian="10pt" style:font-size-complex="10pt" style:script-type="latin"/>
    </style:style>
    <style:style style:name="P12" style:family="paragraph" style:parent-style-name="Text_20_body" style:list-style-name="L3">
      <style:paragraph-properties fo:line-height="100%" fo:text-align="start" style:justify-single-word="false"/>
      <style:text-properties fo:color="#000000" loext:opacity="100%" fo:font-size="10pt" fo:language="en" fo:country="US" officeooo:rsid="0003f3bf" style:font-size-asian="10pt" style:font-size-complex="10pt" style:script-type="latin"/>
    </style:style>
    <style:style style:name="P13" style:family="paragraph" style:parent-style-name="Text_20_body">
      <style:paragraph-properties fo:line-height="100%" fo:text-align="start" style:justify-single-word="false"/>
      <style:text-properties fo:color="#000000" loext:opacity="100%" fo:font-size="10pt" fo:language="en" fo:country="US" officeooo:rsid="0003f3bf" officeooo:paragraph-rsid="001b38ad" style:font-size-asian="10pt" style:font-size-complex="10pt" style:script-type="latin"/>
    </style:style>
    <style:style style:name="P14" style:family="paragraph" style:parent-style-name="Text_20_body" style:list-style-name="L4">
      <style:paragraph-properties fo:line-height="100%" fo:text-align="start" style:justify-single-word="false"/>
      <style:text-properties fo:color="#000000" loext:opacity="100%" fo:font-size="10pt" fo:language="en" fo:country="US" officeooo:rsid="0003f3bf" style:font-size-asian="10pt" style:font-size-complex="10pt" style:script-type="latin"/>
    </style:style>
    <style:style style:name="P15" style:family="paragraph" style:parent-style-name="Text_20_body">
      <style:paragraph-properties fo:line-height="100%" fo:text-align="start" style:justify-single-word="false"/>
      <style:text-properties fo:color="#000000" loext:opacity="100%" fo:font-size="10pt" fo:language="en" fo:country="US" officeooo:rsid="0003f3bf" officeooo:paragraph-rsid="0019a25a" style:font-size-asian="10pt" style:font-size-complex="10pt" style:script-type="latin"/>
    </style:style>
    <style:style style:name="P16" style:family="paragraph" style:parent-style-name="Text_20_body" style:list-style-name="L5">
      <style:paragraph-properties fo:line-height="100%" fo:text-align="start" style:justify-single-word="false"/>
      <style:text-properties fo:color="#000000" loext:opacity="100%" fo:font-size="10pt" fo:language="en" fo:country="US" officeooo:rsid="0003f3bf" style:font-size-asian="10pt" style:font-size-complex="10pt" style:script-type="latin"/>
    </style:style>
    <style:style style:name="P17" style:family="paragraph" style:parent-style-name="Text_20_body" style:list-style-name="L6">
      <style:paragraph-properties fo:line-height="100%" fo:text-align="start" style:justify-single-word="false"/>
      <style:text-properties fo:color="#000000" loext:opacity="100%" fo:font-size="10pt" fo:language="en" fo:country="US" officeooo:rsid="0003f3bf" style:font-size-asian="10pt" style:font-size-complex="10pt" style:script-type="latin"/>
    </style:style>
    <style:style style:name="P18" style:family="paragraph" style:parent-style-name="Text_20_body" style:list-style-name="L6">
      <style:paragraph-properties fo:line-height="100%" fo:text-align="start" style:justify-single-word="false"/>
      <style:text-properties fo:color="#000000" loext:opacity="100%" fo:font-size="10pt" fo:language="en" fo:country="US" officeooo:rsid="0003f3bf" officeooo:paragraph-rsid="00188f31" style:font-size-asian="10pt" style:font-size-complex="10pt" style:script-type="latin"/>
    </style:style>
    <style:style style:name="P19" style:family="paragraph" style:parent-style-name="Heading_20_3">
      <style:paragraph-properties fo:text-align="start" style:justify-single-word="false"/>
      <style:text-properties fo:color="#000000" loext:opacity="100%" fo:font-size="10pt" fo:language="en" fo:country="US" fo:font-weight="normal" officeooo:rsid="0003f3bf" officeooo:paragraph-rsid="001871a3" style:font-size-asian="10pt" style:font-weight-asian="normal" style:font-size-complex="10pt" style:font-weight-complex="normal" style:script-type="latin"/>
    </style:style>
    <style:style style:name="P20" style:family="paragraph" style:parent-style-name="Text_20_body">
      <style:paragraph-properties fo:line-height="100%" fo:text-align="start" style:justify-single-word="false"/>
      <style:text-properties fo:color="#000000" loext:opacity="100%" fo:font-size="10pt" fo:language="en" fo:country="US" officeooo:rsid="0003f3bf" officeooo:paragraph-rsid="001871a3" style:font-size-asian="10pt" style:font-size-complex="10pt" style:script-type="lat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language="en" fo:country="US" fo:font-weight="bold" style:font-size-asian="10pt" style:font-weight-asian="bold" style:font-size-complex="10pt" style:font-weight-complex="bold" style:script-type="latin"/>
    </style:style>
    <style:style style:name="T3" style:family="text">
      <style:text-properties fo:font-size="10pt" fo:language="en" fo:country="US" style:font-size-asian="10pt" style:font-size-complex="10pt" style:script-type="latin"/>
    </style:style>
    <style:style style:name="T4" style:family="text">
      <style:text-properties fo:font-size="10pt" fo:language="en" fo:country="US" fo:font-weight="bold" officeooo:rsid="000088d3" style:font-size-asian="10pt" style:font-weight-asian="bold" style:font-size-complex="10pt" style:font-weight-complex="bold" style:script-type="latin"/>
    </style:style>
    <style:style style:name="T5" style:family="text">
      <style:text-properties fo:font-size="10pt" fo:language="en" fo:country="US" officeooo:rsid="000088d3" style:font-size-asian="10pt" style:font-size-complex="10pt" style:script-type="latin"/>
    </style:style>
    <style:style style:name="T6" style:family="text">
      <style:text-properties officeooo:rsid="00188f31"/>
    </style:style>
    <style:style style:name="T7" style:family="text">
      <style:text-properties officeooo:rsid="0019a25a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dison Amin Reyes Cedano | Software Engineer</text:p>
      <text:p text:style-name="P2"/>
      <text:p text:style-name="P2"><text:span text:style-name="T1">Location:</text:span> Santo Domingo Este, Dominican Republic</text:p>
      <text:p text:style-name="P2"><text:span text:style-name="T1">Phone:</text:span> +1 849-359-3664</text:p>
      <text:p text:style-name="P3"><text:span text:style-name="T2">Email:</text:span><text:span text:style-name="T3"> </text:span><text:a xlink:type="simple" xlink:href="mailto:addison.amin@gmail.com" text:style-name="Internet_20_link" text:visited-style-name="Visited_20_Internet_20_Link"><text:span text:style-name="T3">addison.amin@gmail.com</text:span></text:a></text:p>
      <text:p text:style-name="P3"><text:span text:style-name="T2">Website:</text:span><text:span text:style-name="T3"> </text:span><text:a xlink:type="simple" xlink:href="https://addisonreyes.com/" text:style-name="Internet_20_link" text:visited-style-name="Visited_20_Internet_20_Link"><text:span text:style-name="T3">https://addisonreyes.com</text:span></text:a></text:p>
      <text:p text:style-name="P3"><text:span text:style-name="T2">LinkedIn:</text:span><text:span text:style-name="T3"> </text:span><text:a xlink:type="simple" xlink:href="https://www.linkedin.com/in/addison-reyes-9aa017208/" text:style-name="Internet_20_link" text:visited-style-name="Visited_20_Internet_20_Link"><text:span text:style-name="T3">https://www.linkedin.com/in/addison-reyes-9aa017208/</text:span></text:a></text:p>
      <text:p text:style-name="P4"><text:span text:style-name="T4">GitHub:</text:span><text:span text:style-name="T5"> </text:span><text:a xlink:type="simple" xlink:href="https://github.com/AddisonReyes" text:style-name="Internet_20_link" text:visited-style-name="Visited_20_Internet_20_Link"><text:span text:style-name="T5">https://github.com/AddisonReyes</text:span></text:a></text:p>
      <text:p text:style-name="P5"/>
      <text:p text:style-name="P6">Software Engineer specializing in full-stack web development, backend systems, and API design. Experienced in building scalable, production-ready applications across frontend, backend, and database layers, with a strong focus on system design, maintainability, and performance. Proven ability to translate business requirements into reliable software solutions and end-to-end digital products.</text:p>
      <text:p text:style-name="P6"><text:span text:style-name="Strong_20_Emphasis"/></text:p>
      <text:p text:style-name="P6"><text:span text:style-name="Strong_20_Emphasis">SKILLS</text:span></text:p>
      <text:p text:style-name="P7"><text:span text:style-name="Strong_20_Emphasis">Languages:</text:span> Rust, TypeScript, Python<text:line-break/><text:span text:style-name="Strong_20_Emphasis">Backend: </text:span>Node.js, Express, Django, FastAPI, OpenAPI/Swagger<text:line-break/><text:span text:style-name="Strong_20_Emphasis">Databases:</text:span> PostgreSQL, <text:span text:style-name="T6">MongoDB, </text:span>Data Modeling, ORMs<text:line-break/><text:span text:style-name="Strong_20_Emphasis">Frontend:</text:span> React, Next.js, Tailwind CSS, <text:span text:style-name="T6">HTML, CSS</text:span><text:line-break/><text:span text:style-name="T1">Tools &amp; Technologies</text:span>: Docker, Git, API Integration, Automation, Linux<text:span text:style-name="T6"><text:line-break/></text:span><text:span text:style-name="T1">Concepts</text:span>: REST APIs, System Design, Software Architecture, Data Processing</text:p>
      <text:p text:style-name="P8"><text:span text:style-name="Strong_20_Emphasis"/></text:p>
      <text:p text:style-name="P8"><text:span text:style-name="Strong_20_Emphasis">EXPERIENCE</text:span></text:p>
      <text:p text:style-name="P9"><text:span text:style-name="Strong_20_Emphasis">SEMS, SRL | Distrito Nacional, Dominican Republic</text:span><text:line-break/><text:span text:style-name="Strong_20_Emphasis">Software Developer | Full-time, Hybrid | May 2024 - Present</text:span></text:p>
      <text:list text:style-name="L1">
        <text:list-item>
          <text:p text:style-name="P10">Designed and implemented backend services and business logic supporting core company operations, handling complex workflows and validation rules.</text:p>
        </text:list-item>
        <text:list-item>
          <text:p text:style-name="P10">Developed and maintained RESTful APIs for system interoperability and integration with internal and external applications.</text:p>
        </text:list-item>
        <text:list-item>
          <text:p text:style-name="P10">Built backend systems using Django to enable data exchange, automation, and service integration.</text:p>
        </text:list-item>
        <text:list-item>
          <text:p text:style-name="P10">Designed scalable data models and optimized ORM-based data access patterns for performance and maintainability.</text:p>
        </text:list-item>
        <text:list-item>
          <text:p text:style-name="P10">Implemented automated reporting systems and internal business intelligence tools, improving data accessibility and operational visibility.</text:p>
        </text:list-item>
        <text:list-item>
          <text:p text:style-name="P10">Collaborated with cross-functional stakeholders to gather requirements and deliver scalable, production-ready software solutions.</text:p>
        </text:list-item>
      </text:list>
      <text:p text:style-name="P9"><text:span text:style-name="Strong_20_Emphasis">SEMS, SRL | Distrito Nacional, Dominican Republic</text:span><text:line-break/><text:span text:style-name="Strong_20_Emphasis">Data Analyst | Internship, On-site | Feb 2024 - May 2024</text:span></text:p>
      <text:list text:style-name="L2">
        <text:list-item>
          <text:p text:style-name="P11">Developed data analysis workflows and visualization dashboards to support business decision-making.</text:p>
        </text:list-item>
        <text:list-item>
          <text:p text:style-name="P11">Automated reporting processes, reducing manual data handling and improving reporting efficiency.</text:p>
        </text:list-item>
      </text:list>
      <text:p text:style-name="P9"><text:span text:style-name="Strong_20_Emphasis">OXSIS, SRL | Santo Domingo Este, Dominican Republic</text:span><text:line-break/><text:span text:style-name="Strong_20_Emphasis">IT Support Specialist | Part-time, Hybrid | Sep 2020 - Aug 2025</text:span></text:p>
      <text:list text:style-name="L3">
        <text:list-item>
          <text:p text:style-name="P12">Provided technical support, system maintenance, and troubleshooting in a logistics and customs environment.</text:p>
        </text:list-item>
        <text:list-item>
          <text:p text:style-name="P12">Assisted in data management, internal systems support, and process automation initiatives.</text:p>
        </text:list-item>
        <text:list-item>
          <text:p text:style-name="P12">Supported operational continuity by resolving technical issues and improving system reliability.</text:p>
        </text:list-item>
      </text:list>
      <text:p text:style-name="P13"><text:span text:style-name="Strong_20_Emphasis"/></text:p>
      <text:p text:style-name="P13"><text:span text:style-name="Strong_20_Emphasis"/></text:p>
      <text:p text:style-name="P13"><text:span text:style-name="Strong_20_Emphasis"/></text:p>
      <text:p text:style-name="P8"><text:soft-page-break/><text:span text:style-name="Strong_20_Emphasis">PROJECTS</text:span></text:p>
      <text:p text:style-name="P9"><text:span text:style-name="Strong_20_Emphasis">MiniFT</text:span> - Personal Finance Tracking Application<text:line-break/><text:span text:style-name="T6">Website: </text:span><text:a xlink:type="simple" xlink:href="https://minift.net/" text:style-name="Internet_20_link" text:visited-style-name="Visited_20_Internet_20_Link">https://minift.net/</text:a><text:line-break/><text:span text:style-name="T6">Code: </text:span><text:a xlink:type="simple" xlink:href="https://github.com/AddisonReyes/MiniFT" text:style-name="Internet_20_link" text:visited-style-name="Visited_20_Internet_20_Link">https://github.com/AddisonReyes/MiniFT</text:a></text:p>
      <text:p text:style-name="P9">Full-stack web application for managing financial transactions, budgets, and user financial habits.<text:line-break/>Tech: Rust, PostgreSQL, Next.js, React, Tailwind CSS, Docker</text:p>
      <text:list text:style-name="L4">
        <text:list-item>
          <text:p text:style-name="P14">Designed and developed a production-ready application with a modular full-stack architecture.</text:p>
        </text:list-item>
        <text:list-item>
          <text:p text:style-name="P14">Implemented backend services using Rust and PostgreSQL for data persistence and performance.</text:p>
        </text:list-item>
        <text:list-item>
          <text:p text:style-name="P14">Built responsive frontend interfaces using Next.js, React, and Tailwind CSS.</text:p>
        </text:list-item>
        <text:list-item>
          <text:p text:style-name="P14">Developed core features including transaction tracking, budgeting, and data management (CRUD operations).</text:p>
        </text:list-item>
        <text:list-item>
          <text:p text:style-name="P14">Containerized the application using Docker for consistent deployment environments.</text:p>
        </text:list-item>
      </text:list>
      <text:p text:style-name="P9"><text:span text:style-name="Strong_20_Emphasis"/></text:p>
      <text:p text:style-name="P15"><text:span text:style-name="Strong_20_Emphasis">AnimeSR</text:span> - Anime Recommendation &amp; Discovery Platform<text:line-break/><text:span text:style-name="T6">Website: </text:span><text:a xlink:type="simple" xlink:href="https://animesr.pages.dev/" text:style-name="Internet_20_link" text:visited-style-name="Visited_20_Internet_20_Link">https://animesr.pages.dev/</text:a><text:line-break/><text:span text:style-name="T6">API Docs: </text:span><text:a xlink:type="simple" xlink:href="https://animesr.up.railway.app/docs" text:style-name="Internet_20_link" text:visited-style-name="Visited_20_Internet_20_Link"><text:span text:style-name="T6">https://animesr.up.railway.app/</text:span><text:span text:style-name="T7">docs</text:span></text:a><text:line-break/><text:span text:style-name="T6">Code: </text:span><text:a xlink:type="simple" xlink:href="https://github.com/AddisonReyes/AnimeSR" text:style-name="Internet_20_link" text:visited-style-name="Visited_20_Internet_20_Link"><text:span text:style-name="T6">https://github.com/AddisonReyes/AnimeSR</text:span></text:a></text:p>
      <text:p text:style-name="P9">Full-stack web application focused on fast search and content-based recommendation systems.<text:line-break/>Tech: Python, FastAPI, Scikit-Learn, Next.js, React</text:p>
      <text:list text:style-name="L5">
        <text:list-item>
          <text:p text:style-name="P16">Developed a recommendation system using Python, FastAPI, and Scikit-Learn for content-based filtering.</text:p>
        </text:list-item>
        <text:list-item>
          <text:p text:style-name="P16">Designed RESTful APIs for search, recommendation, and data retrieval.</text:p>
        </text:list-item>
        <text:list-item>
          <text:p text:style-name="P16">Built frontend application using Next.js and React for interactive user experience.</text:p>
        </text:list-item>
        <text:list-item>
          <text:p text:style-name="P16">Integrated machine learning models into production-ready backend services.</text:p>
        </text:list-item>
        <text:list-item>
          <text:p text:style-name="P16">Implemented API documentation and service endpoints for external consumption.</text:p>
        </text:list-item>
      </text:list>
      <text:p text:style-name="P9"><text:span text:style-name="Strong_20_Emphasis"/></text:p>
      <text:p text:style-name="P9"><text:span text:style-name="Strong_20_Emphasis">EasyToDo</text:span> - Local-First Productivity Application<text:line-break/><text:span text:style-name="T6">Website: </text:span><text:a xlink:type="simple" xlink:href="https://easy-to-do.pages.dev/" text:style-name="Internet_20_link" text:visited-style-name="Visited_20_Internet_20_Link">https://easy-to-do.pages.dev/</text:a><text:line-break/><text:span text:style-name="T6">Code: </text:span><text:a xlink:type="simple" xlink:href="https://github.com/AddisonReyes/easy-to-do" text:style-name="Internet_20_link" text:visited-style-name="Visited_20_Internet_20_Link">https://github.com/AddisonReyes/easy-to-do</text:a></text:p>
      <text:p text:style-name="P9">Lightweight task and habit management application with a focus on simplicity and usability.<text:line-break/>Tech: Next.js, React, Tailwind CSS</text:p>
      <text:list text:style-name="L6">
        <text:list-item>
          <text:p text:style-name="P17">Developed a frontend-focused application using React, Next.js, and Tailwind CSS.</text:p>
        </text:list-item>
        <text:list-item>
          <text:p text:style-name="P17">Implemented local-first data handling for fast and reliable task management.</text:p>
        </text:list-item>
        <text:list-item>
          <text:p text:style-name="P18">Designed minimal UI/UX for distraction-free productivity workflows.</text:p>
        </text:list-item>
      </text:list>
      <text:h text:style-name="P19" text:outline-level="3"><text:span text:style-name="Strong_20_Emphasis"><text:line-break/>EDUCATION</text:span></text:h>
      <text:p text:style-name="P20"><text:span text:style-name="Strong_20_Emphasis">UNICARIBE</text:span> - Engineer's Degree, Software Engineering<text:line-break/>Apr 2025 - Present</text:p>
      <text:p text:style-name="P7"><text:span text:style-name="Strong_20_Emphasis">ITLA - </text:span><text:span text:style-name="Strong_20_Emphasis"><text:span text:style-name="T8">Associate's Degree, Artificial Intelligence<text:line-break/>Aug 2021 - Dec 2023</text:span></text:span></text:p>
      <text:p text:style-name="P7"><text:span text:style-name="Strong_20_Emphasis"><text:span text:style-name="T8"/></text:span></text:p>
      <text:p text:style-name="P7"><text:span text:style-name="Strong_20_Emphasis">LANGUAGES</text:span></text:p>
      <text:p text:style-name="P20"><text:span text:style-name="Strong_20_Emphasis">Spanish - </text:span><text:span text:style-name="Strong_20_Emphasis"><text:span text:style-name="T8">Native</text:span></text:span><text:span text:style-name="Strong_20_Emphasis"><text:line-break/>English - </text:span><text:span text:style-name="Strong_20_Emphasis"><text:span text:style-name="T8">B2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D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D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8T18:45:03.583305367</meta:creation-date>
    <dc:date>2026-05-04T22:43:08.230034801</dc:date>
    <meta:editing-duration>PT2H18M22S</meta:editing-duration>
    <meta:editing-cycles>22</meta:editing-cycles>
    <meta:generator>LibreOffice/25.8.6.2$Linux_X86_64 LibreOffice_project/a46b460d1686bb49c718d2ef5f88b83ff2dc4981</meta:generator>
    <meta:print-date>2026-04-14T22:20:52.670128507</meta:print-date>
    <meta:printed-by>Archivos PDF</meta:printed-by>
    <meta:document-statistic meta:table-count="0" meta:image-count="0" meta:object-count="0" meta:page-count="2" meta:paragraph-count="50" meta:word-count="587" meta:character-count="4747" meta:non-whitespace-character-count="4233"/>
  </office:meta>
</office:document-meta>
</file>